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70ae8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a403b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b5164" style:font-size-asian="20pt" style:font-style-asian="normal" style:font-weight-asian="normal" style:font-size-complex="20pt" style:text-emphasize="none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7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17pt" officeooo:paragraph-rsid="00226122" style:font-size-asian="17pt" style:font-size-complex="17pt"/>
    </style:style>
    <style:style style:name="T1" style:family="text">
      <style:text-properties officeooo:rsid="00270ae8"/>
    </style:style>
    <style:style style:name="T2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70ae8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2944d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70ae8" style:font-style-asian="normal" style:font-weight-asian="normal" style:text-emphasize="none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7pt" officeooo:rsid="00270ae8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81892288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70068608">
          <table:table-cell table:style-name="Table1.A1" office:value-type="string">
            <text:p text:style-name="P3"><text:span text:style-name="T1">Alexandre</text:span>|<text:span text:style-name="T1">Manon</text:span></text:p>
          </table:table-cell>
          <table:table-cell table:style-name="Table1.A1" office:value-type="string">
            <text:p text:style-name="P2"><text:span text:style-name="T1">Souareba</text:span>|<text:span text:style-name="T1">Lina</text:span></text:p>
          </table:table-cell>
          <table:table-cell table:style-name="Table1.A1" office:value-type="string">
            <text:p text:style-name="P4"><text:span text:style-name="T1">Andrea</text:span>|<text:span text:style-name="T1">Lovely</text:span></text:p>
          </table:table-cell>
          <table:table-cell table:style-name="Table1.D1" office:value-type="string">
            <text:p text:style-name="P3"><text:span text:style-name="T1">Anass</text:span>|<text:span text:style-name="T1">Ferielle</text:span></text:p>
          </table:table-cell>
        </table:table-row>
        <table:table-row table:style-name="TableLine139882924124080">
          <table:table-cell table:style-name="Table1.A2" office:value-type="string">
            <text:p text:style-name="P2"><text:span text:style-name="T1">Francisco</text:span>|<text:span text:style-name="T1">Djelika</text:span></text:p>
          </table:table-cell>
          <table:table-cell table:style-name="Table1.A2" office:value-type="string">
            <text:p text:style-name="P5"><text:span text:style-name="T7">Oumarou</text:span>|<text:span text:style-name="T6">Muhammed-H</text:span></text:p>
          </table:table-cell>
          <table:table-cell table:style-name="Table1.A2" office:value-type="string">
            <text:p text:style-name="P7"><text:span text:style-name="T4">|</text:span><text:span text:style-name="T3">Maryam</text:span></text:p>
          </table:table-cell>
          <table:table-cell table:style-name="Table1.D2" office:value-type="string">
            <text:p text:style-name="P6"><text:span text:style-name="T2">Huseyin|</text:span><text:span text:style-name="T3">Griffith</text:span></text:p>
          </table:table-cell>
        </table:table-row>
        <table:table-row table:style-name="TableLine94275876711440"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5">|</text:p>
          </table:table-cell>
          <table:table-cell table:style-name="Table1.D2" office:value-type="string">
            <text:p text:style-name="P2">|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19:33.521653136</dc:date>
    <meta:editing-duration>PT35M3S</meta:editing-duration>
    <meta:editing-cycles>19</meta:editing-cycles>
    <meta:document-statistic meta:table-count="2" meta:image-count="0" meta:object-count="0" meta:page-count="1" meta:paragraph-count="12" meta:word-count="12" meta:character-count="117" meta:non-whitespace-character-count="117"/>
  </office:meta>
</office:document-meta>
</file>